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2pt" style:font-size-asian="12pt" style:font-name-complex="Helvetic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ica el proceso de carga (boot) <text:s/>del sistema operativo y localiza los archivos y directorios que intervienen en el . hasta el ntldr</text:p>
      <text:p text:style-name="P1"/>
      <text:p text:style-name="P1"/>
      <text:p text:style-name="P1"/>
      <text:p text:style-name="P1">Cuando encendemos el ordenador las instrucciones que estan en el POST se cargan de la BIOS ( power-on self test). El POST hace unas comprobaciones basicas y adquiere la configuracion del CMOS (complementary metal-oxyde semiconductor). Estas ordenes determinan los dispositivos de arranque entre otras cosas. Durante este proceso identifica <text:s/>cual es el primer dispositivo de arranque y si es un disco duro le pasara el control al MBR (master boot record).</text:p>
      <text:p text:style-name="P1">El MBR esta contenido en el primer sector fisico del disco duro y contiene toda nuestra tabla de particiones como si fuera un indice. Este indice contiene un pequeño codigo ejecutable que se llama "Master Boot Code". El MBR es el encargado de llevar a cabo las siguientes operaciones: </text:p>
      <text:p text:style-name="P1"/>
      <text:p text:style-name="P1">1. Busca en la tabla <text:s/>de particiones cual es la primera particion activa para transferirle el control. </text:p>
      <text:p text:style-name="P1">2. Revisa cual es el sector de inicio de la particion que este configurada como activa.</text:p>
      <text:p text:style-name="P1">3. Carga una copia del sector de inicio desde la particion activa en memoria y finalmente transfiere el control al codigo ejecutable del sector de inicio.</text:p>
      <text:p text:style-name="P1"/>
      <text:p text:style-name="P1">Cuando el MBR termina su trabajo transfiere el control al Sector de Arranque de nuestra particion activa en sistemas Windows ("C"). Nuestro sector de arranque asume las siguientes operaciones:</text:p>
      <text:p text:style-name="P1"/>
      <text:p text:style-name="P1">1. Las instrucciones de inicializacion para CPU basada en x86.</text:p>
      <text:p text:style-name="P1">2. La identificacion original del fabricante de nuestro PC, en el caso de que nuestro sistema sea OEM.</text:p>
      <text:p text:style-name="P1">3. La BIOS Parameter Block, BPB.</text:p>
      <text:p text:style-name="P1">4. La BIOS Parameter Block, extendida.</text:p>
      <text:p text:style-name="P1">5. El codigo ejecutable que inicia nuestro sistema operativo.</text:p>
      <text:p text:style-name="P1"/>
      <text:p text:style-name="P1">Si hubiera unos parametros incorrectos, en la BPB impediran la carga del SO y explican porque no podemos iniciar cualquier Windows si lo cambiamos de maquina; ya que la BPB se basa en parametros fisicos mas que en parametros logicos. </text:p>
      <text:p text:style-name="P1"/>
      <text:p text:style-name="P1">Ahora empezarian a intervenir los archivos propios del sistema operativo. En todos los sistemas con nucleo NT el cargador se llama NTLDR (nt loader) y se encuentra en la particion activa. Este archivo carga el kernel del sistema (ntoskrnl.exe) y cargando la informacion del archivo "ntdetect.com". Los unicos directorios existentes son los del "NT" que los NTLDR y "ntdetect.com" estan en la raiz del disco y el "ntoskrnl.exe" se situa en "\WINDOWS\system32\"</text:p>
      <text:p text:style-name="P1"/>
      <text:p text:style-name="P1"/>
      <text:p text:style-name="P1"/>
      <text:p text:style-name="P1">http://es.slideshare.net/christianps/proceso-de-carga-de-windows-xp-pres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family="Helvetica" style:font-family-generic="swiss" style:font-pitch="variable" fo:font-size="12pt" fo:language="en" fo:country="US" style:font-name-asian="Helvetica" style:font-family-asian="Helvetica" style:font-family-generic-asian="swiss" style:font-pitch-asian="variable" style:font-size-asian="12pt" style:font-name-complex="Helvetica" style:font-family-complex="Helvetica"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393" meta:character-count="2477" meta:non-whitespace-character-count="2093"/>
    <meta:generator>LibreOffice/4.3.4.1$Linux_X86_64 LibreOffice_project/430m0$Build-1</meta:generator>
  </office:meta>
</office:document-meta>
</file>